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4.5cm" draw:shadow-opacity="50%"/>
      <style:paragraph-properties style:writing-mode="lr-tb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opacity="50%" draw:textarea-horizontal-align="left" draw:textarea-vertical-align="bottom" draw:auto-grow-height="false" fo:min-height="4.15cm" fo:min-width="6.1cm" draw:shadow-opacity="50%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58cm" fo:min-width="2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6cm" fo:min-width="2.7cm"/>
      <style:paragraph-properties style:writing-mode="lr-tb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59cm" fo:min-width="1.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8cm" fo:min-width="2.816cm"/>
      <style:paragraph-properties style:writing-mode="lr-tb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12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  <style:paragraph-properties style:writing-mode="lr-tb"/>
    </style:style>
    <style:style style:name="gr13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0.56cm" fo:min-width="2.40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6cm" fo:min-width="2.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58cm" fo:min-width="1.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58cm" fo:min-width="3.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6cm" fo:min-width="2.6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58cm" fo:min-width="3.38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8cm" fo:min-width="3.3cm"/>
      <style:paragraph-properties style:writing-mode="lr-tb"/>
    </style:style>
    <style:style style:name="P1" style:family="paragraph"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2" style:family="paragraph">
      <loext:graphic-properties draw:fill="solid" draw:fill-color="#ffffcc" draw:opacity="50%"/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4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ffffcc" draw:opacity="50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7" style:family="paragraph">
      <loext:graphic-properties draw:fill="solid" draw:fill-color="#c0e3fc" draw:opacity="25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8" style:family="paragraph"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P9" style:family="paragraph">
      <loext:graphic-properties draw:fill-color="#99ccff" draw:opacity="50%"/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2cm" svg:x="17.6cm" svg:y="8.1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05cm" svg:height="0.809cm" svg:x="17.911cm" svg:y="8.4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715cm" svg:height="0.809cm" svg:x="20.579cm" svg:y="8.391cm">
          <text:p text:style-name="P3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8cm" svg:height="0.809cm" svg:x="22.905cm" svg:y="8.391cm">
          <text:p text:style-name="P3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9.961cm" svg:y1="8.804cm" svg:x2="20.579cm" svg:y2="8.795cm" draw:start-shape="id1" draw:start-glue-point="1" draw:end-shape="id2" draw:end-glue-point="3" svg:d="M19961 8804l618-9" svg:viewBox="0 0 619 10">
          <text:p/>
        </draw:connector>
        <draw:connector draw:style-name="gr3" draw:text-style-name="P5" draw:layer="layout" draw:type="line" svg:x1="22.294cm" svg:y1="8.795cm" svg:x2="22.905cm" svg:y2="8.795cm" draw:start-shape="id2" draw:start-glue-point="1" draw:end-shape="id3" draw:end-glue-point="3" svg:d="M22294 8795h611" svg:viewBox="0 0 612 1">
          <text:p/>
        </draw:connector>
        <draw:custom-shape draw:style-name="gr4" draw:text-style-name="P6" draw:layer="layout" svg:width="6.6cm" svg:height="4.4cm" svg:x="17.2cm" svg:y="10.8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3.3cm" svg:height="0.808cm" svg:x="8.167cm" svg:y="8.391cm">
          <text:p text:style-name="P3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8" draw:id="id8" draw:layer="layout" svg:width="3.232cm" svg:height="0.808cm" svg:x="8.201cm" svg:y="6.991cm">
          <text:p text:style-name="P3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467cm" svg:y1="8.795cm" svg:x2="14.3cm" svg:y2="8.796cm" draw:start-shape="id4" draw:start-glue-point="1" draw:end-shape="id5" draw:end-glue-point="3" svg:d="M11467 8795l2833 1" svg:viewBox="0 0 2834 2">
          <text:p/>
        </draw:connector>
        <draw:custom-shape draw:style-name="gr6" draw:text-style-name="P3" xml:id="id6" draw:id="id6" draw:layer="layout" svg:width="3.23cm" svg:height="0.81cm" svg:x="8.202cm" svg:y="4.2cm">
          <text:p text:style-name="P3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5.01cm" svg:x2="9.817cm" svg:y2="5.591cm" draw:start-shape="id6" draw:start-glue-point="2" draw:end-shape="id7" draw:end-glue-point="0" svg:d="M9817 5010v581" svg:viewBox="0 0 1 582">
          <text:p/>
        </draw:connector>
        <draw:connector draw:style-name="gr3" draw:text-style-name="P5" draw:layer="layout" draw:type="line" svg:x1="9.817cm" svg:y1="7.799cm" svg:x2="9.817cm" svg:y2="8.391cm" draw:start-shape="id8" draw:start-glue-point="2" draw:end-shape="id4" draw:end-glue-point="0" svg:d="M9817 7799v592" svg:viewBox="0 0 1 593">
          <text:p/>
        </draw:connector>
        <draw:custom-shape draw:style-name="gr2" draw:text-style-name="P4" xml:id="id10" draw:id="id10" draw:layer="layout" svg:width="3.4cm" svg:height="0.809cm" svg:x="17.5cm" svg:y="13.491cm">
          <text:p text:style-name="P3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6cm" svg:y1="12.704cm" svg:x2="17.5cm" svg:y2="13.895cm" draw:start-shape="id9" draw:end-shape="id10" draw:end-glue-point="3" svg:d="M11600 12704l5900 1191" svg:viewBox="0 0 5901 1192">
          <text:p/>
        </draw:connector>
        <draw:custom-shape draw:style-name="gr7" draw:text-style-name="P4" xml:id="id11" draw:id="id11" draw:layer="layout" svg:width="3.2cm" svg:height="0.81cm" svg:x="17.6cm" svg:y="5.591cm">
          <text:p text:style-name="P3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202cm" svg:y1="5.996cm" svg:x2="17.6cm" svg:y2="5.996cm" draw:start-shape="id7" draw:start-glue-point="3" draw:end-shape="id11" svg:d="M8202 5996h9398" svg:viewBox="0 0 9399 1">
          <text:p/>
        </draw:connector>
        <draw:custom-shape draw:style-name="gr8" draw:text-style-name="P4" draw:layer="layout" svg:width="1.7cm" svg:height="0.809cm" svg:x="21.8cm" svg:y="11.1cm">
          <text:p text:style-name="P3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2.366cm" svg:height="0.808cm" svg:x="14.3cm" svg:y="8.392cm">
          <text:p text:style-name="P3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2" draw:id="id12" draw:layer="layout" svg:width="2cm" svg:height="0.808cm" svg:x="15.9cm" svg:y="16.498cm">
          <text:p text:style-name="P3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7" draw:id="id7" draw:layer="layout" svg:width="3.23cm" svg:height="0.81cm" svg:x="8.202cm" svg:y="5.591cm">
          <text:p text:style-name="P3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5.483cm" svg:y1="9.2cm" svg:x2="16.9cm" svg:y2="16.498cm" draw:start-shape="id5" draw:start-glue-point="2" draw:end-shape="id12" draw:end-glue-point="0" svg:d="M15483 9200l1417 7298" svg:viewBox="0 0 1418 7299">
          <text:p/>
        </draw:connector>
        <draw:connector draw:style-name="gr3" draw:text-style-name="P5" draw:layer="layout" draw:type="line" svg:x1="9.817cm" svg:y1="6.401cm" svg:x2="9.817cm" svg:y2="6.991cm" draw:start-shape="id7" draw:start-glue-point="2" draw:end-shape="id8" draw:end-glue-point="0" svg:d="M9817 6401v590" svg:viewBox="0 0 1 591">
          <text:p/>
        </draw:connector>
        <draw:custom-shape draw:style-name="gr6" draw:text-style-name="P3" xml:id="id9" draw:id="id9" draw:layer="layout" svg:width="3.566cm" svg:height="0.808cm" svg:x="8.034cm" svg:y="12.3cm">
          <text:p text:style-name="P3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9.199cm" svg:x2="9.817cm" svg:y2="12.3cm" draw:start-shape="id4" draw:start-glue-point="2" draw:end-shape="id9" draw:end-glue-point="0" svg:d="M9817 9199v3101" svg:viewBox="0 0 1 3102">
          <text:p/>
        </draw:connector>
        <draw:custom-shape draw:style-name="gr9" draw:text-style-name="P3" xml:id="id13" draw:id="id13" draw:layer="layout" svg:width="3.316cm" svg:height="0.808cm" svg:x="11.2cm" svg:y="15.1cm">
          <text:p text:style-name="P3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4" draw:id="id14" draw:layer="layout" svg:width="2.2cm" svg:height="0.81cm" svg:x="13.5cm" svg:y="16.498cm">
          <text:p text:style-name="P3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858cm" svg:y1="15.908cm" svg:x2="14.6cm" svg:y2="16.498cm" draw:start-shape="id13" draw:start-glue-point="2" draw:end-shape="id14" draw:end-glue-point="0" svg:d="M12858 15908l1742 590" svg:viewBox="0 0 1743 591">
          <text:p/>
        </draw:connector>
        <draw:connector draw:style-name="gr3" draw:text-style-name="P5" draw:layer="layout" draw:type="line" svg:x1="15.483cm" svg:y1="9.2cm" svg:x2="14.6cm" svg:y2="16.498cm" draw:start-shape="id5" draw:start-glue-point="2" draw:end-shape="id14" draw:end-glue-point="0" svg:d="M15483 9200l-883 7298" svg:viewBox="0 0 884 7299">
          <text:p/>
        </draw:connector>
        <draw:custom-shape draw:style-name="gr2" draw:text-style-name="P4" xml:id="id15" draw:id="id15" draw:layer="layout" svg:width="1.9cm" svg:height="0.809cm" svg:x="21.55cm" svg:y="13.5cm">
          <text:p text:style-name="P3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0.9cm" svg:y1="13.895cm" svg:x2="21.55cm" svg:y2="13.904cm" draw:start-shape="id10" draw:start-glue-point="1" draw:end-shape="id15" draw:end-glue-point="3" svg:d="M20900 13895l650 9" svg:viewBox="0 0 651 10">
          <text:p/>
        </draw:connector>
        <draw:custom-shape draw:style-name="gr10" draw:text-style-name="P4" xml:id="id16" draw:id="id16" draw:layer="layout" svg:width="3.1cm" svg:height="0.81cm" svg:x="17.5cm" svg:y="12.3cm">
          <text:p text:style-name="P3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.516cm" svg:y1="15.504cm" svg:x2="17.5cm" svg:y2="12.705cm" draw:start-shape="id13" draw:start-glue-point="1" draw:end-shape="id16" svg:d="M14516 15504l2984-2799" svg:viewBox="0 0 2985 2800">
          <text:p/>
        </draw:connector>
        <draw:custom-shape draw:style-name="gr2" draw:text-style-name="P4" xml:id="id17" draw:id="id17" draw:layer="layout" svg:width="4.6cm" svg:height="0.809cm" svg:x="17.6cm" svg:y="6.991cm">
          <text:p text:style-name="P3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433cm" svg:y1="7.395cm" svg:x2="17.6cm" svg:y2="7.395cm" draw:start-shape="id8" draw:end-shape="id17" draw:end-glue-point="3" svg:d="M11433 7395h6167" svg:viewBox="0 0 6168 1">
          <text:p/>
        </draw:connector>
        <draw:custom-shape draw:style-name="gr11" draw:text-style-name="P4" xml:id="id18" draw:id="id18" draw:layer="layout" svg:width="2.9cm" svg:height="0.809cm" svg:x="17.5cm" svg:y="11.1cm">
          <text:p text:style-name="P3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8.936cm" svg:y1="9.209cm" svg:x2="18.95cm" svg:y2="11.1cm" draw:start-shape="id1" draw:start-glue-point="2" draw:end-shape="id18" draw:end-glue-point="0" svg:d="M18936 9209l14 1891" svg:viewBox="0 0 15 1892">
          <text:p/>
        </draw:connector>
        <draw:connector draw:style-name="gr3" draw:text-style-name="P5" draw:layer="layout" draw:type="line" svg:x1="16.666cm" svg:y1="8.796cm" svg:x2="17.911cm" svg:y2="8.804cm" draw:start-shape="id5" draw:start-glue-point="1" draw:end-shape="id1" svg:d="M16666 8796l1245 8" svg:viewBox="0 0 1246 9">
          <text:p/>
        </draw:connector>
        <draw:custom-shape draw:style-name="gr6" draw:text-style-name="P3" xml:id="id25" draw:id="id25" draw:layer="layout" svg:width="4.7cm" svg:height="0.808cm" svg:x="7.2cm" svg:y="17.808cm">
          <text:p text:style-name="P3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9.199cm" svg:x2="6.65cm" svg:y2="13.7cm" draw:start-shape="id4" draw:start-glue-point="2" draw:end-shape="id19" draw:end-glue-point="0" svg:d="M9817 9199l-3167 4501" svg:viewBox="0 0 3168 4502">
          <text:p/>
        </draw:connector>
        <draw:custom-shape draw:style-name="gr6" draw:text-style-name="P3" xml:id="id20" draw:id="id20" draw:layer="layout" svg:width="2cm" svg:height="0.808cm" svg:x="8.817cm" svg:y="13.7cm">
          <text:p text:style-name="P3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13.108cm" svg:x2="9.817cm" svg:y2="13.7cm" draw:start-shape="id9" draw:start-glue-point="2" draw:end-shape="id20" draw:end-glue-point="0" svg:d="M9817 13108v592" svg:viewBox="0 0 1 593">
          <text:p/>
        </draw:connector>
        <draw:custom-shape draw:style-name="gr12" draw:text-style-name="P7" draw:layer="layout" svg:width="4.2cm" svg:height="3.4cm" svg:x="2.7cm" svg:y="15.208cm">
          <text:p text:style-name="P3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2" draw:id="id22" draw:layer="layout" svg:width="1.487cm" svg:height="0.809cm" svg:x="2.977cm" svg:y="16.899cm">
          <text:p text:style-name="P8"><text:span text:style-name="T2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21" draw:id="id21" draw:layer="layout" svg:width="1.487cm" svg:height="0.809cm" svg:x="2.977cm" svg:y="15.491cm">
          <text:p text:style-name="P8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3" draw:id="id23" draw:layer="layout" svg:width="1.487cm" svg:height="0.809cm" svg:x="5.107cm" svg:y="15.491cm">
          <text:p text:style-name="P8"><text:span text:style-name="T2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24" draw:id="id24" draw:layer="layout" svg:width="1.487cm" svg:height="0.809cm" svg:x="5.107cm" svg:y="16.899cm">
          <text:p text:style-name="P8"><text:span text:style-name="T2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.72cm" svg:y1="16.3cm" svg:x2="3.72cm" svg:y2="16.899cm" draw:start-shape="id21" draw:start-glue-point="2" draw:end-shape="id22" draw:end-glue-point="0" svg:d="M3720 16300v599" svg:viewBox="0 0 1 600">
          <text:p/>
        </draw:connector>
        <draw:connector draw:style-name="gr3" draw:text-style-name="P5" draw:layer="layout" draw:type="line" svg:x1="5.107cm" svg:y1="15.895cm" svg:x2="4.464cm" svg:y2="15.895cm" draw:start-shape="id23" draw:start-glue-point="3" draw:end-shape="id21" svg:d="M5107 15895h-643" svg:viewBox="0 0 644 1">
          <text:p/>
        </draw:connector>
        <draw:connector draw:style-name="gr3" draw:text-style-name="P5" draw:layer="layout" draw:type="line" svg:x1="5.85cm" svg:y1="16.3cm" svg:x2="5.85cm" svg:y2="16.899cm" draw:start-shape="id23" draw:start-glue-point="2" draw:end-shape="id24" svg:d="M5850 16300v599" svg:viewBox="0 0 1 600">
          <text:p/>
        </draw:connector>
        <draw:connector draw:style-name="gr3" draw:text-style-name="P5" draw:layer="layout" draw:type="line" svg:x1="5.107cm" svg:y1="17.303cm" svg:x2="4.464cm" svg:y2="17.303cm" draw:start-shape="id24" draw:start-glue-point="3" draw:end-shape="id22" draw:end-glue-point="1" svg:d="M5107 17303h-643" svg:viewBox="0 0 644 1">
          <text:p/>
        </draw:connector>
        <draw:custom-shape draw:style-name="gr6" draw:text-style-name="P3" xml:id="id19" draw:id="id19" draw:layer="layout" svg:width="3.83cm" svg:height="0.81cm" svg:x="4.735cm" svg:y="13.7cm">
          <text:p text:style-name="P3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65cm" svg:y1="14.51cm" svg:x2="5.85cm" svg:y2="15.491cm" draw:start-shape="id19" draw:start-glue-point="2" draw:end-shape="id23" draw:end-glue-point="0" svg:d="M6650 14510l-800 981" svg:viewBox="0 0 801 982">
          <text:p/>
        </draw:connector>
        <draw:connector draw:style-name="gr3" draw:text-style-name="P5" draw:layer="layout" draw:type="line" svg:x1="6.65cm" svg:y1="14.51cm" svg:x2="9.55cm" svg:y2="17.808cm" draw:start-shape="id19" draw:start-glue-point="2" draw:end-shape="id25" draw:end-glue-point="0" svg:d="M6650 14510l2900 3298" svg:viewBox="0 0 2901 3299">
          <text:p/>
        </draw:connector>
        <draw:connector draw:style-name="gr3" draw:text-style-name="P5" draw:layer="layout" draw:type="line" svg:x1="6.65cm" svg:y1="14.51cm" svg:x2="11.2cm" svg:y2="15.504cm" draw:start-shape="id19" draw:start-glue-point="2" draw:end-shape="id13" draw:end-glue-point="3" svg:d="M6650 14510l4550 994" svg:viewBox="0 0 4551 995">
          <text:p/>
        </draw:connector>
        <draw:connector draw:style-name="gr3" draw:text-style-name="P5" draw:layer="layout" draw:type="line" svg:x1="11.6cm" svg:y1="12.704cm" svg:x2="17.5cm" svg:y2="12.705cm" draw:start-shape="id9" draw:start-glue-point="1" draw:end-shape="id16" draw:end-glue-point="3" svg:d="M11600 12704l5900 1" svg:viewBox="0 0 5901 2">
          <text:p/>
        </draw:connector>
        <draw:connector draw:style-name="gr3" draw:text-style-name="P5" draw:layer="layout" draw:type="line" svg:x1="14.516cm" svg:y1="15.504cm" svg:x2="16.9cm" svg:y2="16.498cm" draw:start-shape="id13" draw:start-glue-point="1" draw:end-shape="id12" draw:end-glue-point="0" svg:d="M14516 15504l2384 994" svg:viewBox="0 0 2385 995">
          <text:p/>
        </draw:connector>
        <draw:custom-shape draw:style-name="gr6" draw:text-style-name="P3" xml:id="id26" draw:id="id26" draw:layer="layout" svg:width="3.566cm" svg:height="0.808cm" svg:x="11.075cm" svg:y="13.692cm">
          <text:p text:style-name="P3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6cm" svg:y1="12.704cm" svg:x2="12.858cm" svg:y2="13.692cm" draw:start-shape="id9" draw:start-glue-point="1" draw:end-shape="id26" draw:end-glue-point="0" svg:d="M11600 12704l1258 988" svg:viewBox="0 0 1259 989">
          <text:p/>
        </draw:connector>
        <draw:connector draw:style-name="gr3" draw:text-style-name="P5" draw:layer="layout" draw:type="line" svg:x1="12.858cm" svg:y1="15.1cm" svg:x2="12.858cm" svg:y2="14.5cm" draw:start-shape="id13" draw:start-glue-point="0" draw:end-shape="id26" draw:end-glue-point="2" svg:d="M12858 15100v-600" svg:viewBox="0 0 1 601">
          <text:p/>
        </draw:connector>
        <draw:custom-shape draw:style-name="gr2" draw:text-style-name="P4" xml:id="id28" draw:id="id28" draw:layer="layout" svg:width="1.7cm" svg:height="0.81cm" svg:x="5.1cm" svg:y="9.79cm">
          <text:p text:style-name="P3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954cm" svg:y1="9.2cm" svg:x2="5.95cm" svg:y2="9.79cm" draw:start-shape="id27" draw:start-glue-point="2" draw:end-shape="id28" draw:end-glue-point="0" svg:d="M5954 9200l-4 590" svg:viewBox="0 0 5 591">
          <text:p/>
        </draw:connector>
        <draw:custom-shape draw:style-name="gr2" draw:text-style-name="P4" xml:id="id32" draw:id="id32" draw:layer="layout" svg:width="2.5cm" svg:height="0.81cm" svg:x="4.65cm" svg:y="7cm">
          <text:p text:style-name="P3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202cm" svg:y1="5.996cm" svg:x2="7.465cm" svg:y2="6.005cm" draw:start-shape="id7" draw:start-glue-point="3" draw:end-shape="id29" draw:end-glue-point="1" svg:d="M8202 5996l-737 9" svg:viewBox="0 0 738 10">
          <text:p/>
        </draw:connector>
        <draw:custom-shape draw:style-name="gr17" draw:text-style-name="P4" xml:id="id27" draw:id="id27" draw:layer="layout" svg:width="2.908cm" svg:height="0.81cm" svg:x="4.5cm" svg:y="8.39cm">
          <text:p text:style-name="P3"><text:span text:style-name="T1">shared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167cm" svg:y1="8.795cm" svg:x2="7.408cm" svg:y2="8.795cm" draw:start-shape="id4" draw:start-glue-point="3" draw:end-shape="id27" draw:end-glue-point="1" svg:d="M8167 8795h-759" svg:viewBox="0 0 760 1">
          <text:p/>
        </draw:connector>
        <draw:custom-shape draw:style-name="gr18" draw:text-style-name="P3" xml:id="id30" draw:id="id30" draw:layer="layout" svg:width="3.2cm" svg:height="0.81cm" svg:x="4.3cm" svg:y="4.2cm">
          <text:p text:style-name="P3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9cm" svg:y1="6.41cm" svg:x2="5.9cm" svg:y2="5.6cm" draw:start-shape="id29" draw:start-glue-point="2" draw:end-shape="id29" draw:end-glue-point="0" svg:d="M5900 6410v-810" svg:viewBox="0 0 1 811">
          <text:p/>
        </draw:connector>
        <draw:connector draw:style-name="gr3" draw:text-style-name="P5" draw:layer="layout" draw:type="line" svg:x1="8.202cm" svg:y1="4.605cm" svg:x2="7.5cm" svg:y2="4.605cm" draw:start-shape="id6" draw:start-glue-point="3" draw:end-shape="id30" draw:end-glue-point="1" svg:d="M8202 4605h-702" svg:viewBox="0 0 703 1">
          <text:p/>
        </draw:connector>
        <draw:custom-shape draw:style-name="gr19" draw:text-style-name="P3" draw:layer="layout" svg:width="1.9cm" svg:height="0.808cm" svg:x="13.2cm" svg:y="4.192cm">
          <text:p text:style-name="P3"><text:span text:style-name="T1">b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31" draw:id="id31" draw:layer="layout" svg:width="3.9cm" svg:height="0.808cm" svg:x="9.4cm" svg:y="16.498cm">
          <text:p text:style-name="P3"><text:span text:style-name="T1">model-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858cm" svg:y1="15.908cm" svg:x2="11.35cm" svg:y2="16.498cm" draw:start-shape="id13" draw:start-glue-point="2" draw:end-shape="id31" draw:end-glue-point="0" svg:d="M12858 15908l-1508 590" svg:viewBox="0 0 1509 591">
          <text:p/>
        </draw:connector>
        <draw:custom-shape draw:style-name="gr21" draw:text-style-name="P3" xml:id="id29" draw:id="id29" draw:layer="layout" svg:width="3.13cm" svg:height="0.81cm" svg:x="4.335cm" svg:y="5.6cm">
          <text:p text:style-name="P3"><text:span text:style-name="T1">slf4j-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5.9cm" svg:y1="6.41cm" svg:x2="5.9cm" svg:y2="7cm" draw:start-shape="id29" draw:start-glue-point="2" draw:end-shape="id32" draw:end-glue-point="0" svg:d="M5900 6410v590" svg:viewBox="0 0 1 591">
          <text:p/>
        </draw:connector>
        <draw:connector draw:style-name="gr3" draw:text-style-name="P5" draw:layer="layout" draw:type="line" svg:x1="5.9cm" svg:y1="5.01cm" svg:x2="5.9cm" svg:y2="5.6cm" draw:start-shape="id30" draw:start-glue-point="2" draw:end-shape="id29" draw:end-glue-point="0" svg:d="M5900 5010v590" svg:viewBox="0 0 1 591">
          <text:p/>
        </draw:connector>
        <draw:custom-shape draw:style-name="gr22" draw:text-style-name="P3" xml:id="id33" draw:id="id33" draw:layer="layout" svg:width="3.884cm" svg:height="0.808cm" svg:x="10.916cm" svg:y="9.692cm">
          <text:p text:style-name="P3"><text:span text:style-name="T1">toolchain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xml:id="id34" draw:id="id34" draw:layer="layout" svg:width="3.8cm" svg:height="0.808cm" svg:x="10.958cm" svg:y="11.092cm">
          <text:p text:style-name="P3"><text:span text:style-name="T1">toolchai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9.817cm" svg:y1="9.199cm" svg:x2="10.916cm" svg:y2="10.096cm" draw:start-shape="id4" draw:start-glue-point="2" draw:end-shape="id33" draw:end-glue-point="3" svg:d="M9817 9199l1099 897" svg:viewBox="0 0 1100 898">
          <text:p/>
        </draw:connector>
        <draw:connector draw:style-name="gr3" draw:text-style-name="P5" draw:layer="layout" draw:type="line" svg:x1="12.858cm" svg:y1="10.5cm" svg:x2="12.858cm" svg:y2="11.092cm" draw:start-shape="id33" draw:start-glue-point="2" draw:end-shape="id34" draw:end-glue-point="0" svg:d="M12858 10500v592" svg:viewBox="0 0 1 593">
          <text:p/>
        </draw:connector>
        <draw:connector draw:style-name="gr3" draw:text-style-name="P5" draw:layer="layout" draw:type="line" svg:x1="14.8cm" svg:y1="10.096cm" svg:x2="17.5cm" svg:y2="12.705cm" draw:start-shape="id33" draw:start-glue-point="1" draw:end-shape="id16" draw:end-glue-point="3" svg:d="M14800 10096l2700 2609" svg:viewBox="0 0 2701 2610">
          <text:p/>
        </draw:connector>
        <draw:connector draw:style-name="gr3" draw:text-style-name="P5" draw:layer="layout" draw:type="line" svg:x1="12.858cm" svg:y1="11.9cm" svg:x2="12.858cm" svg:y2="13.692cm" draw:start-shape="id34" draw:start-glue-point="2" draw:end-shape="id26" draw:end-glue-point="0" svg:d="M12858 11900v1792" svg:viewBox="0 0 1 17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0T23:12:09</meta:creation-date>
    <dc:date>2021-12-26T21:38:12.354233055</dc:date>
    <meta:editing-cycles>68</meta:editing-cycles>
    <meta:editing-duration>PT11H21M15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